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72.00pt" fo:text-indent="0.00pt" fo:margin-bottom="10.00pt"/>
    </style:style>
  </office:automatic-styles>
  <office:body>
    <office:text>
      <text:p text:style-name="P1"><text:span text:style-name="T1"/></text:p>
      <text:p text:style-name="P2"><text:span text:style-name="T1"><text:s/>JAVA PROGRAMMING ASSIGNMENT<text:s/></text:span><text:span text:style-name="T2">– 3 </text:span></text:p>
      <text:p text:style-name="P3"><text:span text:style-name="T2"><text:s text:c="27"/></text:span><text:span text:style-name="T3"><text:tab/></text:span><text:span text:style-name="T4"><text:s/></text:span><text:span text:style-name="T5">PART A – THEORY QUESTIONS<text:s text:c="2"/></text:span></text:p>
      <text:p text:style-name="P3"><text:span text:style-name="T6">1)What is abstraction in java.</text:span></text:p>
      <text:p text:style-name="P3"><text:span text:style-name="T7">Ans:Abstraction in means showing only what is necessary and hiding the internal details.</text:span></text:p>
      <text:p text:style-name="P3"><text:span text:style-name="T7">In simple words we know what but don't know how.</text:span></text:p>
      <text:p text:style-name="P3"><text:span text:style-name="T7">It is nothing but Data Hiding.</text:span></text:p>
      <text:p text:style-name="P3"><text:span text:style-name="T7">Using Abstract class and Interface we can achieve Abstraction</text:span></text:p>
      <text:p text:style-name="P3"><text:span text:style-name="T7">In Abstraction we are hide a logic between method</text:span></text:p>
      <text:p text:style-name="P3"><text:span text:style-name="T7"/></text:p>
      <text:p text:style-name="P3"><text:span text:style-name="T7">Abstraction hides the implementation and shows only the functionality.</text:span></text:p>
      <text:p text:style-name="P3"><text:span text:style-name="T7"/></text:p>
      <text:p text:style-name="P3"><text:span text:style-name="T8">2)What is abstract class</text:span></text:p>
      <text:p text:style-name="P3"><text:span text:style-name="T9">Ans:A class contain one or more abstract method<text:s text:c="2"/>that class called abstract class.</text:span></text:p>
      <text:p text:style-name="P3"><text:span text:style-name="T9">abstract keyword is used for abstract class.</text:span></text:p>
      <text:p text:style-name="P3"><text:span text:style-name="T9">A class can have constructor,concrete methode,static data member and Abstract methods.</text:span></text:p>
      <text:p text:style-name="P3"><text:span text:style-name="T9">Using Inheritance we can create abstract class object.</text:span></text:p>
      <text:p text:style-name="P3"><text:span text:style-name="T9">without Inheritance directly we cannot create object.</text:span></text:p>
      <text:p text:style-name="P3"><text:span text:style-name="T9">Abstract method can not be static.</text:span></text:p>
      <text:p text:style-name="P3"><text:span text:style-name="T9">In abstract method defination of method is not present,Only declaration is present.</text:span></text:p>
      <text:p text:style-name="P3"><text:span text:style-name="T9">In abstract class have abstract and non abstract method.</text:span></text:p>
      <text:p text:style-name="P3"><text:span text:style-name="T9">ex. abstract class ClassName {</text:span></text:p>
      <text:p text:style-name="P3"><text:span text:style-name="T9"><text:s text:c="4"/>abstract void method1();<text:s text:c="3"/>// abstract method</text:span></text:p>
      <text:p text:style-name="P3"><text:span text:style-name="T9"><text:s text:c="4"/>void method2() {<text:s text:c="12"/>// concrete method</text:span></text:p>
      <text:p text:style-name="P3"><text:span text:style-name="T9"><text:s text:c="8"/>// code</text:span></text:p>
      <text:p text:style-name="P3"><text:span text:style-name="T9"><text:s text:c="4"/>}</text:span></text:p>
      <text:p text:style-name="P3"><text:span text:style-name="T9">}</text:span></text:p>
      <text:p text:style-name="P3"><text:span text:style-name="T10">3)What is an interface in Java.</text:span></text:p>
      <text:p text:style-name="P3"><text:span text:style-name="T11">AnsAn interface is a blueprint of a class.</text:span></text:p>
      <text:p text:style-name="P3"><text:span text:style-name="T11">It contains only method declarations (no body) and constants.</text:span></text:p>
      <text:p text:style-name="P3"><text:span text:style-name="T11"><text:s/>It tells what to do, not how to do.</text:span></text:p>
      <text:p text:style-name="P3"><text:span text:style-name="T11">Using interface keyword we can create interface.</text:span></text:p>
      <text:p text:style-name="P3"><text:span text:style-name="T11">Interface is a contract between class and methods.</text:span></text:p>
      <text:p text:style-name="P3"><text:span text:style-name="T11">Interface can contain static,default and abstract methods.By default any method is public abstract.By default any data member is public static final.</text:span></text:p>
      <text:p text:style-name="P3"><text:span text:style-name="T11">We can extend Interface with other Interface using 'extends' keyword.</text:span></text:p>
      <text:p text:style-name="P3"><text:span text:style-name="T11">Using interface we can achieve multiple Inheritance.</text:span></text:p>
      <text:p text:style-name="P3"><text:span text:style-name="T11">Implement keyword is ued for override methods from interface.</text:span></text:p>
      <text:p text:style-name="P3"><text:span text:style-name="T11">Nested interface also allowed.</text:span></text:p>
      <text:p text:style-name="P3"><text:span text:style-name="T11">Inheritance types: 1]Functional 2]Mutable 3]Simple</text:span></text:p>
      <text:p text:style-name="P3"><text:span text:style-name="T11">How to implement Interface</text:span></text:p>
      <text:p text:style-name="P3"><text:span text:style-name="T11"><text:s text:c="3"/>1]using sub class.</text:span></text:p>
      <text:p text:style-name="P3"><text:span text:style-name="T11"><text:s text:c="2"/>2]Anonymous Inner class.</text:span></text:p>
      <text:p text:style-name="P3"><text:span text:style-name="T11"><text:s text:c="2"/>3]Using lambda function.</text:span></text:p>
      <text:p text:style-name="P3"><text:span text:style-name="T11"/></text:p>
      <text:p text:style-name="P3"><text:span text:style-name="T12">4)Difference between abstract class and interface.</text:span></text:p>
      <text:p text:style-name="P3"><text:span text:style-name="T13">Ans:<text:s text:c="8"/>Abstract class<text:s text:c="50"/>Interface<text:s text:c="4"/></text:span></text:p>
      <text:p text:style-name="P3"><text:span text:style-name="T13">1)In abstract class contain abstract<text:s text:c="12"/>1)In Interface contains abstract,default,static</text:span></text:p>
      <text:p text:style-name="P3"><text:span text:style-name="T13">and non abstract methods.<text:s text:c="29"/>methods.<text:s text:c="54"/></text:span></text:p>
      <text:p text:style-name="P3"><text:span text:style-name="T13">2)It have instance variable<text:s text:c="26"/>2) In Interface Variable are public static final </text:span></text:p>
      <text:p text:style-name="P3"><text:span text:style-name="T13"><text:s/><text:tab/><text:tab/><text:tab/><text:tab/><text:tab/><text:tab/> by default.<text:s text:c="51"/></text:span></text:p>
      <text:p text:style-name="P3"><text:span text:style-name="T13">3)Abstract can have Constructor<text:s text:c="17"/>3)Interface cannot have Constructor</text:span></text:p>
      <text:p text:style-name="P3"><text:span text:style-name="T13">4)In this extend keyword is used<text:s text:c="17"/>4)In this implement keyword is used</text:span></text:p>
      <text:p text:style-name="P3"><text:span text:style-name="T13">5)Methods can be public ,protected<text:s text:c="12"/>5)Methods are public by default.</text:span></text:p>
      <text:p text:style-name="P3"><text:span text:style-name="T13"><text:s text:c="3"/>public.</text:span></text:p>
      <text:p text:style-name="P3"><text:span text:style-name="T14"/></text:p>
      <text:p text:style-name="P3"><text:span text:style-name="T14">5)What is Constructor.</text:span></text:p>
      <text:p text:style-name="P3"><text:span text:style-name="T15">Ans:Constructor is ued to initialization of object.</text:span></text:p>
      <text:p text:style-name="P3"><text:span text:style-name="T15">while creating a object constructor is called automatically.</text:span></text:p>
      <text:p text:style-name="P3"><text:span text:style-name="T15">Constructor is special function without return type.</text:span></text:p>
      <text:p text:style-name="P3"><text:span text:style-name="T15">Class name and Constructor name must be same.</text:span></text:p>
      <text:p text:style-name="P3"><text:span text:style-name="T15">Constructor can be public,private and protected.</text:span></text:p>
      <text:p text:style-name="P3"><text:span text:style-name="T15">this() is also known as Constructor call.</text:span></text:p>
      <text:p text:style-name="P3"><text:span text:style-name="T15">Constructor call for each object.</text:span></text:p>
      <text:p text:style-name="P3"><text:span text:style-name="T15">Default/No parameter constructor is already given by<text:s text:c="2"/>JVM</text:span></text:p>
      <text:p text:style-name="P3"><text:span text:style-name="T15">syntax:</text:span></text:p>
      <text:p text:style-name="P3"><text:span text:style-name="T15"><text:tab/>public className() {</text:span></text:p>
      <text:p text:style-name="P3"><text:span text:style-name="T15"><text:s text:c="11"/>}</text:span></text:p>
      <text:p text:style-name="P3"><text:span text:style-name="T15">Need of constructor is intilazation of object first time while creation.</text:span></text:p>
      <text:p text:style-name="P3"><text:span text:style-name="T15">It is faster than setter.</text:span></text:p>
      <text:p text:style-name="P3"><text:span text:style-name="T15"/></text:p>
      <text:p text:style-name="P3"><text:span text:style-name="T16"><text:tab/><text:tab/>PART B<text:s/></text:span><text:span text:style-name="T17">– PROGRAMMING QUESTIONS<text:s/></text:span><text:span text:style-name="T18"/></text:p>
      <text:p text:style-name="P3"><text:span text:style-name="T19">1)Write program to count the number of digit in a number.</text:span></text:p>
      <text:p text:style-name="P3"><text:span text:style-name="T20">Ans:<text:s text:c="3"/><text:tab/>import java.util.Scanner;</text:span></text:p>
      <text:p text:style-name="P3"><text:span text:style-name="T20"><text:s text:c="12"/>public class CountDigits {</text:span></text:p>
      <text:p text:style-name="P3"><text:span text:style-name="T20"><text:s text:c="11"/>public static void main(String[] args) {</text:span></text:p>
      <text:p text:style-name="P3"><text:span text:style-name="T20"><text:s text:c="26"/>Scanner sc = new Scanner(System.in);</text:span></text:p>
      <text:p text:style-name="P3"><text:span text:style-name="T20"><text:s text:c="26"/>System.out.print("Enter a number: ");</text:span></text:p>
      <text:p text:style-name="P3"><text:span text:style-name="T20"><text:s text:c="8"/><text:tab/><text:tab/>int num = sc.nextInt();</text:span></text:p>
      <text:p text:style-name="P3"><text:span text:style-name="T20"><text:tab/><text:s text:c="12"/>int count = 0;</text:span></text:p>
      <text:p text:style-name="P4"><text:span text:style-name="T20">if (num == 0) {</text:span></text:p>
      <text:p text:style-name="P4"><text:span text:style-name="T20"><text:s text:c="20"/>count = 1;</text:span></text:p>
      <text:p text:style-name="P4"><text:span text:style-name="T20"><text:s text:c="8"/>} else {</text:span></text:p>
      <text:p text:style-name="P4"><text:span text:style-name="T20"><text:s text:c="12"/>while (num != 0) {</text:span></text:p>
      <text:p text:style-name="P4"><text:span text:style-name="T20"><text:s text:c="16"/>count++;</text:span></text:p>
      <text:p text:style-name="P4"><text:span text:style-name="T20"><text:s text:c="16"/>num = num / 10;</text:span></text:p>
      <text:p text:style-name="P4"><text:span text:style-name="T20"><text:s text:c="12"/>}</text:span></text:p>
      <text:p text:style-name="P4"><text:span text:style-name="T20"><text:s text:c="8"/>}</text:span></text:p>
      <text:p text:style-name="P4"><text:span text:style-name="T20"><text:s text:c="8"/>System.out.println("Number of digit:"+count);</text:span></text:p>
      <text:p text:style-name="P4"><text:span text:style-name="T20">}</text:span></text:p>
      <text:p text:style-name="P4"><text:span text:style-name="T20">}</text:span></text:p>
      <text:p text:style-name="P4"><text:span text:style-name="T21">2)Write program to find the greatest commom divisor (gcd)</text:span><text:span text:style-name="T22"><text:s text:c="3"/>.</text:span></text:p>
      <text:p text:style-name="P4"><text:span text:style-name="T22">Ans:<text:s text:c="4"/>import java.util.Scanner;</text:span></text:p>
      <text:p text:style-name="P4"><text:span text:style-name="T22"/></text:p>
      <text:p text:style-name="P4"><text:span text:style-name="T22">class GCD {</text:span></text:p>
      <text:p text:style-name="P4"><text:span text:style-name="T22"><text:s text:c="4"/>public static void main(String[] args) {</text:span></text:p>
      <text:p text:style-name="P4"><text:span text:style-name="T22"><text:s text:c="8"/>Scanner sc = new Scanner(System.in);</text:span></text:p>
      <text:p text:style-name="P4"><text:span text:style-name="T22"><text:s text:c="8"/>System.out.print("Enter first number: ");</text:span></text:p>
      <text:p text:style-name="P4"><text:span text:style-name="T22"><text:s text:c="8"/>int a = sc.nextInt();</text:span></text:p>
      <text:p text:style-name="P4"><text:span text:style-name="T22"><text:s text:c="8"/>System.out.print("Enter second number: ");</text:span></text:p>
      <text:p text:style-name="P4"><text:span text:style-name="T22"><text:s text:c="8"/>int b = sc.nextInt();</text:span></text:p>
      <text:p text:style-name="P4"><text:span text:style-name="T22"><text:s text:c="8"/>int gcd = 1;</text:span></text:p>
      <text:p text:style-name="P4"><text:span text:style-name="T22"><text:s text:c="8"/>for (int i = 1; i &lt;= a &amp;&amp; i &lt;= b; i++) {</text:span></text:p>
      <text:p text:style-name="P4"><text:span text:style-name="T22"><text:s text:c="12"/>if (a % i == 0 &amp;&amp; b % i == 0) {</text:span></text:p>
      <text:p text:style-name="P4"><text:span text:style-name="T22"><text:s text:c="16"/>gcd = i;</text:span></text:p>
      <text:p text:style-name="P4"><text:span text:style-name="T22"><text:s text:c="12"/>}</text:span></text:p>
      <text:p text:style-name="P4"><text:span text:style-name="T22"><text:s text:c="8"/>}</text:span></text:p>
      <text:p text:style-name="P4"><text:span text:style-name="T22"><text:s text:c="8"/>System.out.println("GCD = " + gcd);</text:span></text:p>
      <text:p text:style-name="P4"><text:span text:style-name="T22"><text:s text:c="4"/>}</text:span></text:p>
      <text:p text:style-name="P4"><text:span text:style-name="T22">}<text:s text:c="3"/></text:span></text:p>
      <text:p text:style-name="P4"><text:span text:style-name="T22"/></text:p>
      <text:p text:style-name="P4"><text:span text:style-name="T23">3)Write program to claculate LCM of two number.</text:span></text:p>
      <text:p text:style-name="P4"><text:span text:style-name="T24">Ans:import java.util.Scanner;</text:span></text:p>
      <text:p text:style-name="P4"><text:span text:style-name="T24">public class LCMExample {</text:span></text:p>
      <text:p text:style-name="P4"><text:span text:style-name="T24"><text:s text:c="4"/>public static void main(String[] args) {</text:span></text:p>
      <text:p text:style-name="P4"><text:span text:style-name="T24"><text:s text:c="8"/>int a, b, lcm;</text:span></text:p>
      <text:p text:style-name="P4"><text:span text:style-name="T24"><text:s text:c="8"/>int max;</text:span></text:p>
      <text:p text:style-name="P4"><text:span text:style-name="T24"><text:s text:c="8"/>Scanner sc = new Scanner(System.in);</text:span></text:p>
      <text:p text:style-name="P4"><text:span text:style-name="T24"><text:s text:c="8"/>System.out.print("Enter first number: ");</text:span></text:p>
      <text:p text:style-name="P4"><text:span text:style-name="T24"><text:s text:c="8"/>a = sc.nextInt();</text:span></text:p>
      <text:p text:style-name="P4"><text:span text:style-name="T24"><text:s text:c="8"/>System.out.print("Enter second number: ");</text:span></text:p>
      <text:p text:style-name="P4"><text:span text:style-name="T24"><text:s text:c="8"/>b = sc.nextInt();</text:span></text:p>
      <text:p text:style-name="P4"><text:span text:style-name="T24"><text:s text:c="8"/>max = (a &gt; b) ? a : b;</text:span></text:p>
      <text:p text:style-name="P4"><text:span text:style-name="T24"><text:s text:c="15"/>while (true) {</text:span></text:p>
      <text:p text:style-name="P4"><text:span text:style-name="T24"><text:s text:c="12"/>if (max % a == 0 &amp;&amp; max % b == 0) {</text:span></text:p>
      <text:p text:style-name="P4"><text:span text:style-name="T24"><text:s text:c="16"/>lcm = max;</text:span></text:p>
      <text:p text:style-name="P4"><text:span text:style-name="T24"><text:s text:c="16"/>break;</text:span></text:p>
      <text:p text:style-name="P4"><text:span text:style-name="T24"><text:s text:c="12"/>}</text:span></text:p>
      <text:p text:style-name="P4"><text:span text:style-name="T24"><text:s text:c="12"/>max++;</text:span></text:p>
      <text:p text:style-name="P4"><text:span text:style-name="T24"><text:s text:c="8"/>}</text:span></text:p>
      <text:p text:style-name="P4"><text:span text:style-name="T24"><text:s text:c="8"/>System.out.println("LCM of " + a + " and " + b + " is: " + lcm);</text:span></text:p>
      <text:p text:style-name="P4"><text:span text:style-name="T24"><text:s text:c="4"/>}</text:span></text:p>
      <text:p text:style-name="P4"><text:span text:style-name="T24">}</text:span><text:span text:style-name="T25"/></text:p>
      <text:p text:style-name="P4"><text:span text:style-name="T25">4)Write a program to check if a year is leap year.</text:span></text:p>
      <text:p text:style-name="P4"><text:span text:style-name="T26">Ans:import java.util.Scanner;</text:span></text:p>
      <text:p text:style-name="P4"><text:span text:style-name="T26"/></text:p>
      <text:p text:style-name="P4"><text:span text:style-name="T26">public class LeapYear {</text:span></text:p>
      <text:p text:style-name="P4"><text:span text:style-name="T26"><text:s text:c="4"/>public static void main(String[] args) {</text:span></text:p>
      <text:p text:style-name="P4"><text:span text:style-name="T26"><text:s text:c="8"/>int year;</text:span></text:p>
      <text:p text:style-name="P4"><text:span text:style-name="T26"><text:s text:c="8"/>Scanner sc = new Scanner(System.in);</text:span></text:p>
      <text:p text:style-name="P4"><text:span text:style-name="T26"><text:s text:c="8"/>System.out.print("Enter a year: ");</text:span></text:p>
      <text:p text:style-name="P4"><text:span text:style-name="T26"><text:s text:c="8"/>year = sc.nextInt();</text:span></text:p>
      <text:p text:style-name="P4"><text:span text:style-name="T26"><text:s text:c="8"/>if ((year % 4 == 0 &amp;&amp; year % 100 != 0) || (year % 400 == 0)) {</text:span></text:p>
      <text:p text:style-name="P4"><text:span text:style-name="T26"><text:s text:c="12"/>System.out.println(year + " is a Leap Year");</text:span></text:p>
      <text:p text:style-name="P4"><text:span text:style-name="T26"><text:s text:c="8"/>} else {</text:span></text:p>
      <text:p text:style-name="P4"><text:span text:style-name="T26"><text:s text:c="12"/>System.out.println(year + " is not a Leap Year");</text:span></text:p>
      <text:p text:style-name="P4"><text:span text:style-name="T26"><text:s text:c="8"/>}</text:span></text:p>
      <text:p text:style-name="P4"><text:span text:style-name="T26"><text:s text:c="4"/>}</text:span></text:p>
      <text:p text:style-name="P4"><text:span text:style-name="T26">}</text:span><text:span text:style-name="T27"/></text:p>
      <text:p text:style-name="P4"><text:span text:style-name="T27">5)Write program to print all even numbers between 1 and 50.</text:span></text:p>
      <text:p text:style-name="P4"><text:span text:style-name="T28">Ans:public class EvenNumbers {</text:span></text:p>
      <text:p text:style-name="P4"><text:span text:style-name="T28"><text:s text:c="4"/>public static void main(String[] args) {</text:span></text:p>
      <text:p text:style-name="P4"><text:span text:style-name="T28"><text:s text:c="8"/>System.out.println("Even numbers between 1 and 50:");</text:span></text:p>
      <text:p text:style-name="P4"><text:span text:style-name="T28"><text:s text:c="8"/>for (int i = 1; i &lt;= 50; i++) {</text:span></text:p>
      <text:p text:style-name="P4"><text:span text:style-name="T28"><text:s text:c="12"/>if (i % 2 == 0) {</text:span></text:p>
      <text:p text:style-name="P4"><text:span text:style-name="T28"><text:s text:c="16"/>System.out.print(i + " ");</text:span></text:p>
      <text:p text:style-name="P4"><text:span text:style-name="T28"><text:s text:c="12"/>}</text:span></text:p>
      <text:p text:style-name="P4"><text:span text:style-name="T28"><text:s text:c="8"/>}</text:span></text:p>
      <text:p text:style-name="P4"><text:span text:style-name="T28"><text:s text:c="4"/>}</text:span></text:p>
      <text:p text:style-name="P4"><text:span text:style-name="T28">}</text:span><text:span text:style-name="T29"/></text:p>
      <text:p text:style-name="P4"><text:span text:style-name="T29">6)Write a program to calculate power of a number.</text:span><text:span text:style-name="T30"/></text:p>
      <text:p text:style-name="P4"><text:span text:style-name="T30">Ans: import java.util.Scanner;</text:span></text:p>
      <text:p text:style-name="P4"><text:span text:style-name="T30"/></text:p>
      <text:p text:style-name="P4"><text:span text:style-name="T30">public class PowerOfNumber {</text:span></text:p>
      <text:p text:style-name="P4"><text:span text:style-name="T30"><text:s text:c="4"/>public static void main(String[] args) {</text:span></text:p>
      <text:p text:style-name="P4"><text:span text:style-name="T30"><text:s text:c="8"/>int base, exponent;</text:span></text:p>
      <text:p text:style-name="P4"><text:span text:style-name="T30"><text:s text:c="8"/>long result = 1;</text:span></text:p>
      <text:p text:style-name="P4"><text:span text:style-name="T30"><text:s text:c="8"/>Scanner sc = new Scanner(System.in);</text:span></text:p>
      <text:p text:style-name="P4"><text:span text:style-name="T30"><text:s text:c="8"/>System.out.print("Enter base: ");</text:span></text:p>
      <text:p text:style-name="P4"><text:span text:style-name="T30"><text:s text:c="8"/>base = sc.nextInt();</text:span></text:p>
      <text:p text:style-name="P4"><text:span text:style-name="T30"/></text:p>
      <text:p text:style-name="P4"><text:span text:style-name="T30"><text:s text:c="8"/>System.out.print("Enter exponent: ");</text:span></text:p>
      <text:p text:style-name="P4"><text:span text:style-name="T30"><text:s text:c="8"/>exponent = sc.nextInt();</text:span></text:p>
      <text:p text:style-name="P4"><text:span text:style-name="T30"/></text:p>
      <text:p text:style-name="P4"><text:span text:style-name="T30"><text:s text:c="8"/>for (int i = 1; i &lt;= exponent; i++) {</text:span></text:p>
      <text:p text:style-name="P4"><text:span text:style-name="T30"><text:s text:c="12"/>result = result * base;</text:span></text:p>
      <text:p text:style-name="P4"><text:span text:style-name="T30"><text:s text:c="8"/>}</text:span></text:p>
      <text:p text:style-name="P4"><text:span text:style-name="T30"><text:s text:c="8"/>System.out.println(base + " power " + exponent + " = " + result);</text:span></text:p>
      <text:p text:style-name="P4"><text:span text:style-name="T30"><text:s text:c="4"/>}</text:span></text:p>
      <text:p text:style-name="P4"><text:span text:style-name="T30">}</text:span><text:span text:style-name="T31"/></text:p>
      <text:p text:style-name="P4"><text:span text:style-name="T31"/></text:p>
      <text:p text:style-name="P4"><text:span text:style-name="T31"/></text:p>
      <text:p text:style-name="P4"><text:span text:style-name="T32"/></text:p>
      <text:p text:style-name="P4"><text:span text:style-name="T32"><text:s text:c="124"/></text:span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